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fo:font-size="10pt" officeooo:rsid="000cf86c" officeooo:paragraph-rsid="000cf86c" style:font-size-asian="8.75pt" style:font-size-complex="10pt"/>
    </style:style>
    <style:style style:name="P3" style:family="paragraph" style:parent-style-name="Standard">
      <style:text-properties fo:font-size="10pt" officeooo:rsid="000e921a" officeooo:paragraph-rsid="000e921a" style:font-size-asian="8.75pt" style:font-size-complex="10pt"/>
    </style:style>
    <style:style style:name="P4" style:family="paragraph" style:parent-style-name="Standard">
      <style:text-properties fo:font-size="10pt" officeooo:rsid="000f2923" officeooo:paragraph-rsid="000f2923" style:font-size-asian="8.75pt" style:font-size-complex="10pt"/>
    </style:style>
    <style:style style:name="P5" style:family="paragraph" style:parent-style-name="Standard">
      <style:text-properties fo:font-size="10pt" officeooo:rsid="0010df8f" officeooo:paragraph-rsid="0010df8f" style:font-size-asian="8.75pt" style:font-size-complex="10pt"/>
    </style:style>
    <style:style style:name="P6" style:family="paragraph" style:parent-style-name="Standard">
      <style:text-properties fo:font-size="10pt" officeooo:rsid="00110427" officeooo:paragraph-rsid="00127f33" style:font-size-asian="8.75pt" style:font-size-complex="10pt"/>
    </style:style>
    <style:style style:name="P7" style:family="paragraph" style:parent-style-name="Standard">
      <style:text-properties fo:font-size="10pt" officeooo:rsid="0013b9c6" officeooo:paragraph-rsid="0013b9c6" style:font-size-asian="8.75pt" style:font-size-complex="10pt"/>
    </style:style>
    <style:style style:name="P8" style:family="paragraph" style:parent-style-name="Standard">
      <style:text-properties fo:font-size="10pt" style:text-underline-style="solid" style:text-underline-width="auto" style:text-underline-color="font-color" officeooo:rsid="000cf86c" officeooo:paragraph-rsid="000cf86c" style:font-size-asian="8.75pt" style:font-size-complex="10pt"/>
    </style:style>
    <style:style style:name="P9" style:family="paragraph" style:parent-style-name="Standard">
      <style:text-properties fo:font-size="10pt" style:text-underline-style="solid" style:text-underline-width="auto" style:text-underline-color="font-color" officeooo:rsid="000cf86c" officeooo:paragraph-rsid="0014c80c" style:font-size-asian="8.75pt" style:font-size-complex="10pt"/>
    </style:style>
    <style:style style:name="P10" style:family="paragraph" style:parent-style-name="Standard">
      <style:text-properties fo:font-size="10pt" fo:font-style="italic" officeooo:rsid="000cf86c" officeooo:paragraph-rsid="0014c80c" style:font-size-asian="8.75pt" style:font-style-asian="italic" style:font-size-complex="10pt" style:font-style-complex="italic"/>
    </style:style>
    <style:style style:name="P11" style:family="paragraph" style:parent-style-name="Standard">
      <style:text-properties fo:font-size="10pt" fo:font-style="italic" officeooo:rsid="00160bf6" officeooo:paragraph-rsid="00160bf6" style:font-size-asian="8.75pt" style:font-style-asian="italic" style:font-size-complex="10pt" style:font-style-complex="italic"/>
    </style:style>
    <style:style style:name="P12" style:family="paragraph" style:parent-style-name="Standard">
      <style:text-properties fo:font-size="10pt" fo:font-style="italic" officeooo:rsid="00180724" officeooo:paragraph-rsid="00180724" style:font-size-asian="8.75pt" style:font-style-asian="italic" style:font-size-complex="10pt" style:font-style-complex="italic"/>
    </style:style>
    <style:style style:name="P13" style:family="paragraph" style:parent-style-name="Standard">
      <style:text-properties fo:font-size="10pt" fo:font-style="italic" officeooo:rsid="0019da0e" officeooo:paragraph-rsid="0019da0e" style:font-size-asian="8.75pt" style:font-style-asian="italic" style:font-size-complex="10pt" style:font-style-complex="italic"/>
    </style:style>
    <style:style style:name="P14" style:family="paragraph" style:parent-style-name="Standard">
      <style:text-properties fo:font-size="10pt" fo:font-style="italic" officeooo:rsid="001c0ae5" officeooo:paragraph-rsid="001e5af0" style:font-size-asian="8.75pt" style:font-style-asian="italic" style:font-size-complex="10pt" style:font-style-complex="italic"/>
    </style:style>
    <style:style style:name="P15" style:family="paragraph" style:parent-style-name="Standard">
      <style:text-properties fo:font-size="10pt" fo:font-style="italic" officeooo:rsid="001fe23b" officeooo:paragraph-rsid="001fe23b" style:font-size-asian="8.75pt" style:font-style-asian="italic" style:font-size-complex="10pt" style:font-style-complex="italic"/>
    </style:style>
    <style:style style:name="P16" style:family="paragraph" style:parent-style-name="Standard">
      <style:text-properties fo:font-size="10pt" fo:font-style="italic" officeooo:rsid="002032bb" officeooo:paragraph-rsid="002032bb" style:font-size-asian="8.75pt" style:font-style-asian="italic" style:font-size-complex="10pt" style:font-style-complex="italic"/>
    </style:style>
    <style:style style:name="P17" style:family="paragraph" style:parent-style-name="Standard">
      <style:text-properties fo:font-size="10pt" fo:font-style="italic" officeooo:rsid="002302b4" officeooo:paragraph-rsid="002302b4" style:font-size-asian="8.75pt" style:font-style-asian="italic" style:font-size-complex="10pt" style:font-style-complex="italic"/>
    </style:style>
    <style:style style:name="P18" style:family="paragraph" style:parent-style-name="Standard">
      <style:text-properties fo:font-size="10pt" fo:font-style="normal" officeooo:rsid="002302b4" officeooo:paragraph-rsid="002302b4" style:font-size-asian="8.75pt" style:font-style-asian="normal" style:font-size-complex="10pt" style:font-style-complex="normal"/>
    </style:style>
    <style:style style:name="P19" style:family="paragraph" style:parent-style-name="Standard">
      <style:text-properties officeooo:rsid="00256605" officeooo:paragraph-rsid="00256605"/>
    </style:style>
    <style:style style:name="P20" style:family="paragraph" style:parent-style-name="Standard">
      <style:paragraph-properties fo:text-align="start" style:justify-single-word="false"/>
      <style:text-properties officeooo:rsid="00256605" officeooo:paragraph-rsid="00256605"/>
    </style:style>
    <style:style style:name="P21" style:family="paragraph" style:parent-style-name="Standard">
      <style:text-properties officeooo:rsid="000b953d" officeooo:paragraph-rsid="000b953d"/>
    </style:style>
    <style:style style:name="P22"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23" style:family="paragraph" style:parent-style-name="Standard">
      <style:text-properties officeooo:paragraph-rsid="00270d5c"/>
    </style:style>
    <style:style style:name="T1" style:family="text">
      <style:text-properties fo:font-style="italic" style:font-style-asian="italic" style:font-style-complex="italic"/>
    </style:style>
    <style:style style:name="T2" style:family="text">
      <style:text-properties officeooo:rsid="000e921a"/>
    </style:style>
    <style:style style:name="T3" style:family="text">
      <style:text-properties officeooo:rsid="000ed3c3"/>
    </style:style>
    <style:style style:name="T4" style:family="text">
      <style:text-properties officeooo:rsid="00110427"/>
    </style:style>
    <style:style style:name="T5" style:family="text">
      <style:text-properties officeooo:rsid="00127f33"/>
    </style:style>
    <style:style style:name="T6" style:family="text">
      <style:text-properties officeooo:rsid="001281aa"/>
    </style:style>
    <style:style style:name="T7" style:family="text">
      <style:text-properties officeooo:rsid="00142ef6"/>
    </style:style>
    <style:style style:name="T8" style:family="text">
      <style:text-properties officeooo:rsid="0014c80c"/>
    </style:style>
    <style:style style:name="T9" style:family="text">
      <style:text-properties fo:font-style="normal" style:font-style-asian="normal" style:font-style-complex="normal"/>
    </style:style>
    <style:style style:name="T10" style:family="text">
      <style:text-properties fo:font-style="normal" officeooo:rsid="00180724" style:font-style-asian="normal" style:font-style-complex="normal"/>
    </style:style>
    <style:style style:name="T11" style:family="text">
      <style:text-properties fo:font-style="normal" officeooo:rsid="00197a21" style:font-style-asian="normal" style:font-style-complex="normal"/>
    </style:style>
    <style:style style:name="T12" style:family="text">
      <style:text-properties fo:font-style="normal" officeooo:rsid="0019f318" style:font-style-asian="normal" style:font-style-complex="normal"/>
    </style:style>
    <style:style style:name="T13" style:family="text">
      <style:text-properties fo:font-style="normal" officeooo:rsid="001d2401" style:font-style-asian="normal" style:font-style-complex="normal"/>
    </style:style>
    <style:style style:name="T14" style:family="text">
      <style:text-properties fo:font-style="normal" officeooo:rsid="001e5af0" style:font-style-asian="normal" style:font-style-complex="normal"/>
    </style:style>
    <style:style style:name="T15" style:family="text">
      <style:text-properties fo:font-style="normal" officeooo:rsid="001fe23b" style:font-style-asian="normal" style:font-style-complex="normal"/>
    </style:style>
    <style:style style:name="T16" style:family="text">
      <style:text-properties fo:font-style="normal" officeooo:rsid="002032bb" style:font-style-asian="normal" style:font-style-complex="normal"/>
    </style:style>
    <style:style style:name="T17" style:family="text">
      <style:text-properties fo:font-style="normal" officeooo:rsid="00213fc0" style:font-style-asian="normal" style:font-style-complex="normal"/>
    </style:style>
    <style:style style:name="T18" style:family="text">
      <style:text-properties fo:font-style="normal" officeooo:rsid="00249658" style:font-style-asian="normal" style:font-style-complex="normal"/>
    </style:style>
    <style:style style:name="T19" style:family="text">
      <style:text-properties fo:font-style="normal" officeooo:rsid="00251822" style:font-style-asian="normal" style:font-style-complex="normal"/>
    </style:style>
    <style:style style:name="T20" style:family="text">
      <style:text-properties officeooo:rsid="0019f318"/>
    </style:style>
    <style:style style:name="T21" style:family="text">
      <style:text-properties officeooo:rsid="001e5af0"/>
    </style:style>
    <style:style style:name="T22" style:family="text">
      <style:text-properties officeooo:rsid="0025f6a8"/>
    </style:style>
    <style:style style:name="T23" style:family="text">
      <style:text-properties officeooo:rsid="002705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echnerarchitektur</text:p>
      <text:p text:style-name="P22">Übung 1</text:p>
      <text:p text:style-name="P20"/>
      <text:p text:style-name="P20">Andreas Timmermann</text:p>
      <text:p text:style-name="P19">MtrNummer: 4994606</text:p>
      <text:p text:style-name="P23"><text:span text:style-name="T22">Gruppe 2 (</text:span><text:bookmark text:name="studentViewForm:studentViewSectionsTable:2:instructorName"/><text:span text:style-name="T22">Christoph Van <text:s/></text:span>Heteren-Frese<text:span text:style-name="T22">)</text:span></text:p>
      <text:p text:style-name="P1"/>
      <text:p text:style-name="P1"/>
      <text:p text:style-name="P8">Aufgabe 1:</text:p>
      <text:p text:style-name="P2"><text:span text:style-name="T1">a) Compiler:</text:span> Ist ein Programm mit dem Quellcode einer spezifischen Hochsprache in einen für den Prozessor ausführbaren Programm (Maschinensprache) oder eine Bibliothek erstellt werden kann.</text:p>
      <text:p text:style-name="P2"><text:span text:style-name="T1">b) Assembler:</text:span> Ist ein Programm mit dem Quellcode einer spezifischen Prozessorfamilie ein ausführbares Programm oder eine Bibliothek erstellt werden kann.</text:p>
      <text:p text:style-name="P2"><text:span text:style-name="T1">c) Steuerwerk:</text:span> <text:span text:style-name="T2">Das ist der Teil der CPU, der dem Rechenwerk, der Peripherie und dem Speicher sagt, wie sie sich zu verhalten haben.</text:span></text:p>
      <text:p text:style-name="P3"><text:span text:style-name="T1">d) Rechenwerk:</text:span> <text:span text:style-name="T3">Das ist der Teil der CPU, in der alle logischen und arithmetischen Operationen ausgeführt werden.</text:span></text:p>
      <text:p text:style-name="P4"><text:span text:style-name="T1">e) Register:</text:span> Ist ein im der CPU fest verdra<text:span text:style-name="T6">h</text:span>teter Speicher, auf den sehr schnell zugegriffen werden kann. Hauptsächlich werden von dort Werte für das Rechenwerk rausgelesen oder reingeschrieben.</text:p>
      <text:p text:style-name="P5"><text:span text:style-name="T1">f) von-Neumann-Flaschenhals:</text:span> <text:span text:style-name="T4">Bei diesem Flaschenhals geht es darum, daß es nur einen Bus gibt über den Daten und Code in und aus der CPU transferiert werden. Die CPU blockiert sich also selber.</text:span></text:p>
      <text:p text:style-name="P6"><text:span text:style-name="T1">g) Hardware:</text:span> <text:span text:style-name="T5">Sind alle Komponenten eines „Rechners“ mit unveränderlichen, fest verdrahten Schaltungen.</text:span></text:p>
      <text:p text:style-name="P7"><text:span text:style-name="T1">h) Software:</text:span> <text:span text:style-name="T7">Sind Daten und Programme die auf Peripherie und im Speicher vorhanden ist.</text:span></text:p>
      <text:p text:style-name="P7"/>
      <text:p text:style-name="P9">Aufgabe <text:span text:style-name="T8">2</text:span>:</text:p>
      <text:p text:style-name="P10"/>
      <text:p text:style-name="P11">a) <text:span text:style-name="T9">Durch die freie Architektur der von-Neumann-Rechner konnte jedes Programm im Speicher abgelegt und ausgeführt werden. Diese ermöglichte nahezu ein unerschöpflichen Anwendungsspektrum.</text:span></text:p>
      <text:p text:style-name="P11">b) <text:span text:style-name="T9">Da die von-Neumann-Architektur nur mit einem Speicher arbeitet in dem sich sowohl Daten als auch Programme befinden, können auch die Programme selbst als Daten gelesen werden. Natürlich gilt das auch umgedreht.</text:span></text:p>
      <text:p text:style-name="P11">c) <text:span text:style-name="T10">Der von-Neumann-Rechner besteht aus der CPU, die zum ausführen der Programme und zum Steuern der Peripherie da ist. Das 2. ist der Speicher und die Ein-/Ausgabe Geräte, die dazu dienen flüchtige und permanente Daten/Programme zu beherbergen und/oder mit der Außenwelt zu kommunizieren. 3. ist der Bus, der diese Komponenten miteinander verbindet.</text:span></text:p>
      <text:p text:style-name="P12">d) <text:span text:style-name="T11">Der Datenprozessor besteht aus dem Rechenwerk, </text:span><text:span text:style-name="T12">einem Registersatz und dem Memory-Buffer-Register (MBR)</text:span><text:span text:style-name="T11">. </text:span><text:span text:style-name="T12">In diesem Bereich werden Operation auf Register ausgeführt und auf den Datenbus gelegt. </text:span></text:p>
      <text:p text:style-name="P13">e) <text:span text:style-name="T12">Der Befehlsprozessor umfasst das Speicheradressregister (MAR), dem Program-Counter (PC) und das Steuerwerk. Hier werden die Befehle nach einander aus dem Speicher geholt, decodiert, abgearbeitet und programmabhängig interne Register verändert.</text:span></text:p>
      <text:p text:style-name="P14"><text:span text:style-name="T20">f</text:span>) <text:span text:style-name="T13">Bei von-Neumann kann der Speicher jetzt nicht mehr nur sequenziell, sondern auch jede Speicheradresse unabhängig von der anderen ansprechen. Jede Speicherzelle ist abhängig von der Breite des Datenbusses. Die Anzahl der Speicherzellen ist auch abhängig von der Breite des Adressbusses. </text:span><text:span text:style-name="T14">Beide miteinander multipliziert ergibt der Gesamtspeicher in Bits.</text:span></text:p>
      <text:p text:style-name="P14"><text:span text:style-name="T21">g) </text:span><text:span text:style-name="T15">SISD bedeutet, dass über den Adressbus nur ein Befehl aus dem Speicher geholt werden kann </text:span><text:span text:style-name="T17">und mit dem Befehl auch nur ein Operand geschrieben werden kann</text:span><text:span text:style-name="T15">.</text:span></text:p>
      <text:p text:style-name="P15">h) <text:span text:style-name="T16">Das Programm lag als Maschinensprache (direkt vom Prozessor les- und ausfürbar) im Speicher vor und wurde vorher in Assembler (eine für den User lesbare und speziell für eine Prozessorfamilie Programmiersprache) geschrieben. Diese ermöglichte unendliche Freiheiten. Bei den Ein- und Mehr-Adress-Befehlen handelt es sich um Befehle, mit denen man von und auf Register Operationen ausführen kann. Die Anzahl der Operatoren gibt die Adressierung an.</text:span></text:p>
      <text:p text:style-name="P16">i) <text:span text:style-name="T19">Jetzt konnte man Daten und Befehle in einem Speicher halten und musste nicht mehr überlegen, wieviel Speicher brauche ich für Daten und Befehle.</text:span></text:p>
      <text:p text:style-name="P17">j) <text:span text:style-name="T9">Der Flaschenhals beim von-Neumann-Rechner ist der Bus über den entweder nur geschrieben oder gelesen werden konnte. Somit gingen die Daten und Befehle aus dem Speicher immer einzeln hin und her. Dies wurde später durch Caches und Parallelisierung kaschiert. </text:span><text:span text:style-name="T18">Und innere Trennung von Daten und Befehle.</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5-10-27T19:47:51.656730000</dc:date>
    <meta:editing-duration>PT3H30M43S</meta:editing-duration>
    <meta:editing-cycles>30</meta:editing-cycles>
    <meta:generator>LibreOffice/4.4.5.2$MacOSX_X86_64 LibreOffice_project/a22f674fd25a3b6f45bdebf25400ed2adff0ff99</meta:generator>
    <meta:document-statistic meta:table-count="0" meta:image-count="0" meta:object-count="0" meta:page-count="1" meta:paragraph-count="25" meta:word-count="559" meta:character-count="3881" meta:non-whitespace-character-count="3345"/>
  </office:meta>
</office:document-meta>
</file>